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3.009cm"/>
          <style:tab-stop style:position="3.602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GALENI DE ORDINE LIBRORUM<text:line-break/>SUORUM AD EUGENIANUM.<text:bookmark-end text:name="bookmark0"/></text:h>
      <text:p text:style-name="P1"><text:span text:style-name="Default_20_Paragraph_20_Font"><text:span text:style-name="T1">Ho nesse mihi rideris, o Eugeniane, postulasse, condi<text:line-break/>librum aliquem ; ordinem eorum qui a me scripti sunt,<text:line-break/>explicantem. Neque enim unus eorum omnium scopas est<text:line-break/>neque facultas neque i</text:span></text:span><text:span text:style-name="Default_20_Paragraph_20_Font"><text:span text:style-name="T2">dem</text:span></text:span><text:span text:style-name="Default_20_Paragraph_20_Font"><text:span text:style-name="T1"> argumentum. Alii namque<text:line-break/>amicis, ut fcis, rogantibus. scripti sunt, illorum dumtaxat<text:line-break/>captum spectantes ; quidam vero adolescentibus introducen-</text:span></text:span></text:p>
      <text:p text:style-name="P2"><text:span text:style-name="Default_20_Paragraph_20_Font"><text:span text:style-name="T1">dis rudius- dictati funi, scopum -in neutris habente me;<text:line-break/>ipsis hominibus tradi aut post vitam meam servari , quod<text:line-break/>animadvertissem et libros antea scriptos a perpaucis humi-<text:line-break/>bus percipi. Mirantur ergo alius alium et medicorum et<text:line-break/>philosophorum , qui neque praecepta ipsorum scripta didi-<text:line-break/>cerim, neque scientiam. demonstrativam .excoluerint, - qua<text:line-break/>discernere possent falsos . sermones a veris; sed nonnulli<text:line-break/>quidem, quia patres habuerunt aut empiricos aut dogma-<text:line-break/>ticos aut methodicos; quidam autem quia praeceptores;<text:line-break/>nonnulli vero quia amicos aut quia in civitate ipsorum<text:line-break/>admirationi suit quispiam ab hacce. lecta. Ita vero et ce-<text:line-break/>terarum quae sunt in philosophia sectarum alius ex alia<text:line-break/>causa aut Platonicus aut Peripateticus aut Stoicus aut<text:line-break/>Epicureus factus est. Nunc autem a quo </text:span></text:span><text:span text:style-name="Default_20_Paragraph_20_Font"><text:span text:style-name="T2">tempore</text:span></text:span><text:span text:style-name="Default_20_Paragraph_20_Font"><text:span text:style-name="T1"> et suc-<text:line-break/>cessiones sectarum sunt, non pauci hac occasione se ipsos<text:line-break/>praedicant ab ea unde aluntur secta, maxime quum ca-,<text:line-break/>reant alio vitae subsidio. Ego sane cum mihi ipse per-<text:line-break/>suasissem, ne sid Musis ipsis scriptus sit liber aliquis, flo--</text:span></text:span></text:p>
      <text:p text:style-name="P2"><text:span text:style-name="Default_20_Paragraph_20_Font"><text:span text:style-name="T1">n</text:span></text:span><text:span text:style-name="Default_20_Paragraph_20_Font"><text:span text:style-name="T2">o</text:span></text:span><text:span text:style-name="Default_20_Paragraph_20_Font"><text:span text:style-name="T1">ratiorem eum fore -iis qui ab indoctissimis scripti sint,<text:line-break/>non appetieram unquam meorum commentariorum ullum<text:line-break/>inter homines veriori, verum divulgatis in multos ipsis<text:line-break/>invito me, quemadmodum nosti, ad da</text:span></text:span><text:span text:style-name="Default_20_Paragraph_20_Font"><text:span text:style-name="T2">n</text:span></text:span><text:span text:style-name="Default_20_Paragraph_20_Font"><text:span text:style-name="T1">dum de cetero<text:line-break/>aliquem amicis commentarium, valde. cunctanter me ha-<text:line-break/>bebam. At propterea coactus fum et librum aliquem<text:line-break/>fcribere de optima </text:span></text:span><text:span text:style-name="Default_20_Paragraph_20_Font"><text:span text:style-name="T2">t</text:span></text:span><text:span text:style-name="Default_20_Paragraph_20_Font"><text:span text:style-name="T1">ecta, non qualem multi antea scripse-<text:line-break/>ruut et medicorum et philosophorum, nominatim </text:span></text:span><text:span text:style-name="Default_20_Paragraph_20_Font"><text:span text:style-name="T2">t</text:span></text:span><text:span text:style-name="Default_20_Paragraph_20_Font"><text:span text:style-name="T1">ectam<text:line-break/></text:span></text:span><text:span text:style-name="Default_20_Paragraph_20_Font"><text:span text:style-name="T2">t</text:span></text:span><text:span text:style-name="Default_20_Paragraph_20_Font"><text:span text:style-name="T1">uam laudantes, sied viam tantum ipsam indicans qua utens<text:line-break/>quispiam optimam </text:span></text:span><text:span text:style-name="Default_20_Paragraph_20_Font"><text:span text:style-name="T2">t</text:span></text:span><text:span text:style-name="Default_20_Paragraph_20_Font"><text:span text:style-name="T1">ectam constituere queat aut in medi-<text:line-break/>cina aut philosophia aut in aliqua alia arte. Dictum vero<text:line-break/>in eo libro est et ostensum quod dicebatur paulo ante<text:line-break/>demonstrationis peritum oportere prius esse factum, quis-^<text:line-break/>quis rectus judex fectarum futurus esset. Atrid non fo-<text:line-break/>lum sufficit, sied et affectu liberum esse, per quem aman-<text:line-break/>tes aut odio habentes </text:span></text:span><text:span text:style-name="Default_20_Paragraph_20_Font"><text:span text:style-name="T2">t</text:span></text:span><text:span text:style-name="Default_20_Paragraph_20_Font"><text:span text:style-name="T1">ectas, veluti vulgus circa ipsius<text:line-break/>caecutiunt. </text:span></text:span><text:span text:style-name="Default_20_Paragraph_20_Font"><text:span text:style-name="T2">S</text:span></text:span><text:span text:style-name="Default_20_Paragraph_20_Font"><text:span text:style-name="T1">i quis enim id non habens voluerit aut me-<text:line-break/>i thodo scientifica, ipsimi quaerere verum aut ab aliis dicta</text:span></text:span></text:p>
      <text:p text:style-name="P2"><text:span text:style-name="Default_20_Paragraph_20_Font"><text:span text:style-name="T1">judicare, solus utique is veram iactam adinve</text:span></text:span><text:span text:style-name="Default_20_Paragraph_20_Font"><text:span text:style-name="T2">n</text:span></text:span><text:span text:style-name="Default_20_Paragraph_20_Font"><text:span text:style-name="T1">erit. Scis<text:line-break/>autem tu quoque multos et medicos et philosophos, quum.<text:line-break/>redarguuntur , ut qui ne demonstrativam quidem messio-<text:line-break/>dum ullo pacto exercuerint, in contrarias vias deverti; et<text:line-break/>nonnullos quidem ipsorum ne demonstrationem quidem<text:line-break/>esse dicere ; quosdam autem non fotum demonstrationem<text:line-break/>esse, </text:span></text:span><text:span text:style-name="Default_20_Paragraph_20_Font"><text:span text:style-name="T2">t</text:span></text:span><text:span text:style-name="Default_20_Paragraph_20_Font"><text:span text:style-name="T1">ed et naturam cognosci ab omnibus nihil ut ad id,<text:line-break/>neque disciplina quisquam indigeat, neque exercitatione;<text:line-break/>quibus quomodo amplius quispiam loqui possit, in tantum<text:line-break/>stuporis venerint: </text:span></text:span><text:span text:style-name="Default_20_Paragraph_20_Font"><text:span text:style-name="T2">t</text:span></text:span><text:span text:style-name="Default_20_Paragraph_20_Font"><text:span text:style-name="T1">ed aliquis ipsorum fortasse dicet, nam<text:line-break/>audacissimi quodammodo fiunt, ut de iis, quae ignorant,<text:line-break/>maxime pronuncient, audaciam in me potius esse. Ut<text:line-break/>ergo neque ipsis. haec audirem neque ab aliis cogerer di-<text:line-break/>cere, statueram librum nullum edere. Sed quum ii fano<text:line-break/>quos amicis dederam ad multos excidissent, scriptus qui-<text:line-break/>item est necessario propter illos et is de optima </text:span></text:span><text:span text:style-name="Default_20_Paragraph_20_Font"><text:span text:style-name="T2">t</text:span></text:span><text:span text:style-name="Default_20_Paragraph_20_Font"><text:span text:style-name="T1">ecta,<text:line-break/>dicta porro est in eo etiam caula scribe</text:span></text:span><text:span text:style-name="Default_20_Paragraph_20_Font"><text:span text:style-name="T2">n</text:span></text:span><text:span text:style-name="Default_20_Paragraph_20_Font"><text:span text:style-name="T1">di. Et hos igi-<text:line-break/>tur si quis omnium primos legere voluerit, recte faciet et</text:span></text:span></text:p>
      <text:p text:style-name="P2"><text:span text:style-name="Default_20_Paragraph_20_Font"><text:span text:style-name="T1">si ab ipsis per</text:span></text:span><text:span text:style-name="Default_20_Paragraph_20_Font"><text:span text:style-name="T2">t</text:span></text:span><text:span text:style-name="Default_20_Paragraph_20_Font"><text:span text:style-name="T1">uasus demonstrandi peritus fieri voluerit,<text:line-break/>antequam ad discendas et judicandas </text:span></text:span><text:span text:style-name="Default_20_Paragraph_20_Font"><text:span text:style-name="T2">t</text:span></text:span><text:span text:style-name="Default_20_Paragraph_20_Font"><text:span text:style-name="T1">ectas omnes veniat,<text:line-break/>habet tractationem a nobis scriptam de demonstratione,<text:line-break/>cujus si non stolas didicerit vias ac rationes, fed etiam<text:line-break/>. exercuerit fe secundum eas, in omni materia rerum ve-<text:line-break/></text:span></text:span><text:span text:style-name="Default_20_Paragraph_20_Font"><text:span text:style-name="T2">v</text:span></text:span><text:span text:style-name="Default_20_Paragraph_20_Font"><text:span text:style-name="T1">italem adinveniet, si modo amator fuerit et non per bru-:<text:line-break/>tum affectum aliquid elegerit, quemadmodum ii, qui di-<text:line-break/>versis coloribus in circensibus dediti funi; is autem ipsis<text:line-break/>in iis, quae ante dicta sunt, venatus inveniet et quae<text:line-break/>ipsi vere cognoverunt et quae falso opinati sunt. Unum<text:line-break/>igitur id commentariorum nostrorum lectionis principium<text:line-break/>est viris illis, qui et natura cordati et veritatis sodales.<text:line-break/>Sine hac porro , si quis nostrum ipsis expertus sit inque<text:line-break/>vile omni et in artis operibus forsan et in ipsis aegris,<text:line-break/>adeo ut credatur de moribus quidem animi, nos sine odio<text:line-break/>aut pervicacia aut amore irrationabili erga </text:span></text:span><text:span text:style-name="Default_20_Paragraph_20_Font"><text:span text:style-name="T2">t</text:span></text:span><text:span text:style-name="Default_20_Paragraph_20_Font"><text:span text:style-name="T1">ectam aliquam<text:line-break/>- omnia facere attestetur valde artis operibus, ut decreto-</text:span></text:span></text:p>
      <text:p text:style-name="P3"><text:span text:style-name="Default_20_Paragraph_20_Font"><text:span text:style-name="T1">rum veritatem testificetur; is etiam sine demonstrativa<text:line-break/>contemplatione juvari poterit a nostris commentariis; non<text:line-break/>in exacta rerum scientia, stolis enim h</text:span></text:span><text:span text:style-name="Default_20_Paragraph_20_Font"><text:span text:style-name="T2">o</text:span></text:span><text:span text:style-name="Default_20_Paragraph_20_Font"><text:span text:style-name="T1">c demonstrandi pe-<text:line-break/>ritis inest, sied in recta sententia, de qua jure ab antiquis<text:line-break/>dictum est ad actiones quidem scientiae nihil deesse, sta-<text:line-break/>bilitatem porro ipsi et firmitatem non adesse , leget igitur<text:line-break/>is omnium primos ad tirones scriptos ; et eum de </text:span></text:span><text:span text:style-name="Default_20_Paragraph_20_Font"><text:span text:style-name="T2">t</text:span></text:span><text:span text:style-name="Default_20_Paragraph_20_Font"><text:span text:style-name="T1">ectis<text:line-break/>qui sane et his verbis inscriptus est, de </text:span></text:span><text:span text:style-name="Default_20_Paragraph_20_Font"><text:span text:style-name="T2">t</text:span></text:span><text:span text:style-name="Default_20_Paragraph_20_Font"><text:span text:style-name="T1">ectis ad tirones;<text:line-break/>et librum de pulsibus, qui sane et ipse similiter inscriptus<text:line-break/>est, de pulsibus ad tirones, et tertium, eum qui de ossibus<text:line-break/>ad eos qui introducuntur inscriptus est, rei anatomicae<text:line-break/>primus; quam fane etiam omnem, si quis persequi velit,<text:line-break/>ad anatomicas .administrationes ante alios se conferat. Hae<text:line-break/>enim docent quam magnitudinem, quem situm, conforma-<text:line-break/>tionem, nexum, colorem et inter fe communionem ha-<text:line-break/>heant partes quae per dissectiones apparent. Qui autem<text:line-break/>in harum speculatione fuerit in dissectionibus exercitatus,</text:span></text:span></text:p>
      <text:p text:style-name="P3"><text:span text:style-name="Default_20_Paragraph_20_Font"><text:span text:style-name="T1">deinceps ipsarum functiones difcet; naturales quidem in<text:line-break/>tribus scriptas commentariis qui de naturalibus facultati-<text:line-break/>bus inscripti sunt; animales vero quas vocant, in aliis<text:line-break/>pluribus quos praecedere debet tum liber de anatomia<text:line-break/>mortuorum, tum post hunc alii duo de anatomia vivorum;<text:line-break/>et duo praeterea alii de dissentione anatomica. Post hos<text:line-break/>deinceps stant tres quidem de thorace et pulmone, duo<text:line-break/>vero de causis respirationis; et ab his deinde de voce,<text:line-break/>ex eodem porro genere sunt et ii de motu musculorum<text:line-break/>et quae de nominibus demonstrata </text:span></text:span><text:span text:style-name="Default_20_Paragraph_20_Font"><text:span text:style-name="T2">t</text:span></text:span><text:span text:style-name="Default_20_Paragraph_20_Font"><text:span text:style-name="T1">uus; de elementorum<text:line-break/>autem demonstratione non omnis mihi dictu stant in. eo<text:line-break/>libro, fed </text:span></text:span><text:span text:style-name="Default_20_Paragraph_20_Font"><text:span text:style-name="T2">ea</text:span></text:span><text:span text:style-name="Default_20_Paragraph_20_Font"><text:span text:style-name="T1"> t</text:span></text:span><text:span text:style-name="Default_20_Paragraph_20_Font"><text:span text:style-name="T2">antu</text:span></text:span><text:span text:style-name="Default_20_Paragraph_20_Font"><text:span text:style-name="T1">m quibus Hippocrates ipfe u</text:span></text:span><text:span text:style-name="Default_20_Paragraph_20_Font"><text:span text:style-name="T2">t</text:span></text:span><text:span text:style-name="Default_20_Paragraph_20_Font"><text:span text:style-name="T1">us est.<text:line-break/>Ad absolutam autem elementorum corporis nostri cognitio-<text:line-break/>nem legisse convenit ea quae in decimo tertio de demon-<text:line-break/>stratlonibus dicta silet et quae in quinto et sexto de de-<text:line-break/>cretis Asclepiadis; fed et quae de purgantium medicamen-<text:line-break/>turum facultate i</text:span></text:span><text:span text:style-name="Default_20_Paragraph_20_Font"><text:span text:style-name="T2">nscripsimu</text:span></text:span><text:span text:style-name="Default_20_Paragraph_20_Font"><text:span text:style-name="T1">s. Dicta quidem sunt nonnulla</text:span></text:span></text:p>
      <text:p text:style-name="P4"><text:span text:style-name="Default_20_Paragraph_20_Font"><text:span text:style-name="T1">lu libro de elementis fecundum Hippocratem, scripta vero<text:line-break/>etiam sunt in alio libro. Hunc de elementis fecundum<text:line-break/>Hippocratem sequuntur tres commentarii de femperamen-<text:line-break/>tis; et hos opus de simplicium medicamentorum facultate,<text:line-break/>et rutilis hoc, quod est de medicamentorum compositione.<text:line-break/>In primis igitur de animalibus agitur cum propriis cujus-<text:line-break/>que notis ,- in quarto vero de medicamentorum. tempera-<text:line-break/>mento fermo esu Sive igitur post duos quis velit, sive<text:line-break/>post tres tum librum de optima corporis constitutione le-<text:line-break/>gere., tum eum de bono habitu; tum etiam eum de inae-<text:line-break/>quali intemperie, id certe ordine convenienti faciet. Exi-<text:line-break/>gur autem admodum funi hi tres libri amicis postulanti-<text:line-break/>bus dictati , ac deinde ab illis editi. Ceterum quum et<text:line-break/>horum faculsas in libris de sanitate tuenda contineatur,<text:line-break/>secundum quos sunt: in quibus differentiae constitutionis<text:line-break/>nostri corporis *<text:tab/>*<text:tab/>* expositionum; quaeque recte</text:span></text:span></text:p>
      <text:p text:style-name="Normal"><text:span text:style-name="Default_20_Paragraph_20_Font"><text:span text:style-name="T1">dicantur; quaeque siccus prius in operibus nostris exerci-</text:span></text:span></text:p>
      <text:p text:style-name="P3"><text:span text:style-name="Default_20_Paragraph_20_Font"><text:span text:style-name="T1">talo. Habebis autem in aliqua Hippocrates o</text:span></text:span><text:span text:style-name="Default_20_Paragraph_20_Font"><text:span text:style-name="T2">pera</text:span></text:span><text:span text:style-name="Default_20_Paragraph_20_Font"><text:span text:style-name="T1"> etiam<text:line-break/>nostra </text:span></text:span><text:span text:style-name="Default_20_Paragraph_20_Font"><text:span text:style-name="T2">commentaria ; </text:span></text:span><text:span text:style-name="Default_20_Paragraph_20_Font"><text:span text:style-name="T1">et quoniam haec jam scripta fiant,<text:line-break/>reliqua adjungere conabor. Id autem, si vixerimus, fiet.<text:line-break/>Quod si ante moriar quam praecipua Hippocratis scripta<text:line-break/>exposuerim; habebunt qui volent sententias ejus et nostras,<text:line-break/>ut dictum est, lucubrationes cum iis qui jam facti funt<text:line-break/>commentariis. Et eorum quidem qui virum eum expla-<text:line-break/>narunt, tum praeceptoris mei Pelopis, tum et Numisiaui<text:line-break/>si quid haberent, pauca autem funt ea quae supersunt et<text:line-break/>praeterea Sabini et Rufi Ephesii. Quintus vero et Quinti<text:line-break/>discipuli Hippocratis mentem non exacte strui assequuti ;<text:line-break/>ideoque multis in locis expositiones non recte faciunt.<text:line-break/>Lycus autem aliquando etiam Hippocratem incusat, v:rum-<text:line-break/>que mentiri ait, ejus dogmata non intelligens, tametsi<text:line-break/>Lyci opera illustria fuere omnia. N</text:span></text:span><text:span text:style-name="Default_20_Paragraph_20_Font"><text:span text:style-name="T2">o</text:span></text:span><text:span text:style-name="Default_20_Paragraph_20_Font"><text:span text:style-name="T1">ster autem praeceptor<text:line-break/>Satyrus, cum isto enim primum c</text:span></text:span><text:span text:style-name="Default_20_Paragraph_20_Font"><text:span text:style-name="T2">o</text:span></text:span><text:span text:style-name="Default_20_Paragraph_20_Font"><text:span text:style-name="T1">ngressi postea Pel</text:span></text:span><text:span text:style-name="Default_20_Paragraph_20_Font"><text:span text:style-name="T2">o</text:span></text:span><text:span text:style-name="Default_20_Paragraph_20_Font"><text:span text:style-name="T1">pem<text:line-break/>audivimus, non eodem quo Lycus modo Hippocratis libros</text:span></text:span></text:p>
      <text:p text:style-name="P3"><text:span text:style-name="Default_20_Paragraph_20_Font"><text:span text:style-name="T1">interpretabatur. Fatetur autem Satyrus fe Quinti placita<text:line-break/>exactissime observare; neque ipsis addere quicquam neque<text:line-break/>detrahere. Ephiciatrus quippe aliquid etiam ad Stoicum<text:line-break/>magis fensum accommodavit. Nos igitur quum aliter qui-<text:line-break/>dem antea de Satyro Quinti expositiones audissemus ; in-<text:line-break/>terpositoque deinde tempore Lyci quaedam legissemus,<text:line-break/>utrumque contempsimus, ut qui non accurate mentem Hip-<text:line-break/>pocratis percepissent, rectius enim Sabinus et Rufus funt<text:line-break/>assequuti. Qui autem in operibus nostris prius exercita-<text:line-break/>tus fuerit, poterit et istorum scripta judicare et quae<text:line-break/>probe ab eis dicta sunt et sicubi forte lapsi sint depre-<text:line-break/>lieudere. Verum quoniam de Hippocratis quoque exposi-<text:line-break/>tionibus sufficienter dictum est, transeamus ad reliquos no-<text:line-break/>stros commentarios quicunque rationalis sunt instituti.<text:line-break/>Sunt autem ex ipsis tibi quidem, o Eugeniane, et quicun-<text:line-break/>que uni medicinae studuistis satis ii qui de demonstratione<text:line-break/>agu</text:span></text:span><text:span text:style-name="Default_20_Paragraph_20_Font"><text:span text:style-name="T2">n</text:span></text:span><text:span text:style-name="Default_20_Paragraph_20_Font"><text:span text:style-name="T1">t; ceteris autem quotquot philosophiae dant operam<text:line-break/>et alii quoque libri nisi si quis utramque et medicinae et</text:span></text:span></text:p>
      <text:p text:style-name="P3"><text:span text:style-name="Default_20_Paragraph_20_Font"><text:span text:style-name="T1">philosophiae speculationem recte obire queat. oportet<text:line-break/>autem hunc esse et ingeniofum et memorem et laboriosum;<text:line-break/>ac praeterea qui talem nactus sit felicitatem, qualem nos<text:line-break/>confequuti fumus sub patre instituti qui et arithmeticae et<text:line-break/>fupputatoriae et grammaticae speculationis peritus erasi<text:line-break/>In his aliisque puerorum praeceptis quum me enutriisset;<text:line-break/>ubi XV. annum egi, ad disserendi artem deduxit, tanquam<text:line-break/>foli philosophiae animum applicaturum. Evidentibus deinde<text:line-break/>somniis admonitus XVII. agentem annum una cum philo-<text:line-break/>sophia medicinam quoque exercere me fecit. Eam famen<text:line-break/>felicem fortunam sortitus, citinsque ceteris omnibus per-<text:line-break/>difcens quodcunque docerer, nisi omnem meam vitam in<text:line-break/>exercitium praeceptorum medicinae philofophlaeque collo-<text:line-break/>cassem , nihil magni cognovissent. Nec igitur hoc mirum<text:line-break/>est quum magna pars hominum medicinam et philosophiam<text:line-break/>exercentium in neutra proficiant; nam aut bene nati non<text:line-break/>erant aut ut decebat non sunt instituti, aut in exercitatio-</text:span></text:span></text:p>
      <text:p text:style-name="P2"><text:span text:style-name="Default_20_Paragraph_20_Font"><text:span text:style-name="T1">nibus non perseverarunt, sed ad civilia negotia fe con-<text:line-break/>verterunt. Haec igitur mihi perperam dictu sint, quam-<text:line-break/>quam supervacanea non sunt. Nostr</text:span></text:span><text:span text:style-name="Default_20_Paragraph_20_Font"><text:span text:style-name="T2">o</text:span></text:span><text:span text:style-name="Default_20_Paragraph_20_Font"><text:span text:style-name="T1">s ergo de philoso-<text:line-break/>phica speculatione libros, post opus de demonstratione le-<text:line-break/>gere oportet. Quaenam autem eorum argumenta sint et<text:line-break/>quot in singulis quidem ipsorum scriptum est, in eo vero<text:line-break/>demonstrabitur libro, in sino descriptionem faciam omnium<text:line-break/>librorum meorum. Sed quoniam interrogabas me de illo<text:line-break/>opere in quo n</text:span></text:span><text:span text:style-name="Default_20_Paragraph_20_Font"><text:span text:style-name="T2">o</text:span></text:span><text:span text:style-name="Default_20_Paragraph_20_Font"><text:span text:style-name="T1">mina quae apud Atticos scriptores sunt<text:line-break/>juxta primarum in ipsis literarum ordinem collecta strui,<text:line-break/>quae tibi responderim satius duco hic tibi ^referre; planum<text:line-break/>quippe est et alios multos quaerere quodnam sit eorum<text:line-break/>argumentum. N</text:span></text:span><text:span text:style-name="Default_20_Paragraph_20_Font"><text:span text:style-name="T2">o</text:span></text:span><text:span text:style-name="Default_20_Paragraph_20_Font"><text:span text:style-name="T1">n enim id volumus quod nonnulli eorum<text:line-break/>qui nunc jubent omnes voce Attica uti, sive ii medici<text:line-break/>- sunt, sive philosophi et geometrici et musici et .juriscon-<text:line-break/>sulti sive horum nulli, sed plane aut divites quidam aut<text:line-break/>copiosi tantum; contrarium enim censeo nullum vitupe-</text:span></text:span></text:p>
      <text:p text:style-name="P3"><text:span text:style-name="Default_20_Paragraph_20_Font"><text:span text:style-name="T1">nandum. qui voce solo enicet aut reprehende</text:span></text:span><text:span text:style-name="Default_20_Paragraph_20_Font"><text:span text:style-name="T2">n</text:span></text:span><text:span text:style-name="Default_20_Paragraph_20_Font"><text:span text:style-name="T1">dum.; praestat<text:line-break/>enim voce quam vita soloecismum aut barbarismum facere.<text:line-break/>Scriptum porro mihi aliquando est opus adver</text:span></text:span><text:span text:style-name="Default_20_Paragraph_20_Font"><text:span text:style-name="T2">ta</text:span></text:span><text:span text:style-name="Default_20_Paragraph_20_Font"><text:span text:style-name="T1">s eos qui<text:line-break/>voce soloecismum committentes reprehendunt, tantum ab-<text:line-break/>est ut Attici sermonis eloquentiam aliquam eruditionis<text:line-break/>esse partem existimem. Verum quod multi tum medici<text:line-break/>tum philosophi in quibus nova Graecorum vocabulorum<text:line-break/>significata statuunt, in his aliis utuntur, propterea nomi-<text:line-break/>num Atticorum expositionem in UllI. et XL. libris con-<text:line-break/>fcripsi, quum ipsa ex Atticis scriptoribus collegissem, ut<text:line-break/>et ex comicis alia. Scriptum igitur est, ut dixi, opus id<text:line-break/>propter significata , cum eo autem statim suppetit iis qui<text:line-break/>ip</text:span></text:span><text:span text:style-name="Default_20_Paragraph_20_Font"><text:span text:style-name="T2">t</text:span></text:span><text:span text:style-name="Default_20_Paragraph_20_Font"><text:span text:style-name="T1">os lecturi </text:span></text:span><text:span text:style-name="Default_20_Paragraph_20_Font"><text:span text:style-name="T2">t</text:span></text:span><text:span text:style-name="Default_20_Paragraph_20_Font"><text:span text:style-name="T1">uus, Atticorum quoque nominum cognitio<text:line-break/>nihil ip</text:span></text:span><text:span text:style-name="Default_20_Paragraph_20_Font"><text:span text:style-name="T2">l</text:span></text:span><text:span text:style-name="Default_20_Paragraph_20_Font"><text:span text:style-name="T1">a per </text:span></text:span><text:span text:style-name="Default_20_Paragraph_20_Font"><text:span text:style-name="T2">t</text:span></text:span><text:span text:style-name="Default_20_Paragraph_20_Font"><text:span text:style-name="T1">e magno studio dignum habens. Uerum<text:line-break/>tamen propter eos qui male nominibus utuntur, aliud a<text:line-break/>me scriptum est opus de ipsorum rectitudine, quam siane<text:line-break/>etiam omnium primam legere praesta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44:00Z</meta:creation-date>
    <dc:date>2023-01-16T15:45:34.846000000</dc:date>
    <meta:editing-cycles>3</meta:editing-cycles>
    <meta:editing-duration>PT35S</meta:editing-duration>
    <meta:document-statistic meta:table-count="0" meta:image-count="0" meta:object-count="0" meta:page-count="13" meta:paragraph-count="15" meta:word-count="1826" meta:character-count="12067" meta:non-whitespace-character-count="10256"/>
    <meta:template xlink:type="simple" xlink:actuate="onRequest" xlink:title="" xlink:href="Normal.dotm"/>
  </office:meta>
</office:document-meta>
</file>